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Footer">
      <style:paragraph-properties fo:text-align="center" style:justify-single-word="false"/>
      <style:text-properties officeooo:paragraph-rsid="001c5765"/>
    </style:style>
    <style:style style:name="P2" style:family="paragraph" style:parent-style-name="Quotations">
      <style:paragraph-properties fo:margin-left="0in" fo:margin-right="0.3937in" fo:text-align="center" style:justify-single-word="false" fo:text-indent="0in" style:auto-text-indent="false"/>
      <style:text-properties officeooo:paragraph-rsid="002f6b12"/>
    </style:style>
    <style:style style:name="P3" style:family="paragraph" style:parent-style-name="Title">
      <style:paragraph-properties fo:break-before="page"/>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Footnote">
      <style:text-properties officeooo:rsid="00315e92" officeooo:paragraph-rsid="00315e92"/>
    </style:style>
    <style:style style:name="P7" style:family="paragraph" style:parent-style-name="Text_20_body">
      <style:paragraph-properties fo:margin-top="0in" fo:margin-bottom="0in" style:contextual-spacing="false" fo:line-height="138%" fo:text-align="justify" style:justify-single-word="false" style:writing-mode="lr-tb"/>
      <style:text-properties style:font-name="Times new roman"/>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026f63" style:text-blinking="false" fo:background-color="transparent" style:font-size-asian="14pt" style:font-size-complex="14pt"/>
    </style:style>
    <style:style style:name="P10" style:family="paragraph" style:parent-style-name="Text_20_body">
      <style:paragraph-properties fo:margin-top="0in" fo:margin-bottom="0in"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17d0f6" officeooo:paragraph-rsid="0017d0f6" style:text-blinking="false" fo:background-color="transparent" style:font-size-asian="12.25pt" style:font-weight-asian="normal" style:font-size-complex="14pt" style:font-weight-complex="normal"/>
    </style:style>
    <style:style style:name="P1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17d0f6" officeooo:paragraph-rsid="0017d0f6" style:text-blinking="false" fo:background-color="transparent" style:font-size-asian="12.25pt" style:font-weight-asian="normal" style:font-size-complex="14pt" style:font-weight-complex="normal"/>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5pt" fo:font-style="normal" style:text-underline-style="none" fo:font-weight="normal" officeooo:paragraph-rsid="00026f63" style:text-blinking="false" fo:background-color="transparent" style:font-size-asian="15pt" style:font-size-complex="15pt"/>
    </style:style>
    <style:style style:name="P1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5pt" fo:font-style="normal" style:text-underline-style="none" fo:font-weight="normal" officeooo:rsid="0015823a" officeooo:paragraph-rsid="0015823a" style:text-blinking="false" fo:background-color="transparent" style:font-size-asian="15pt" style:font-weight-asian="normal" style:font-size-complex="15pt" style:font-weight-complex="normal"/>
    </style:style>
    <style:style style:name="P14" style:family="paragraph" style:parent-style-name="Text_20_body">
      <style:paragraph-properties fo:margin-top="0in" fo:margin-bottom="0in" style:contextual-spacing="false" fo:line-height="138%" fo:text-align="center" style:justify-single-word="false" fo:break-before="page" style:writing-mode="lr-tb"/>
      <style:text-properties fo:font-variant="normal" fo:text-transform="none" fo:color="#000000" loext:opacity="100%" style:text-line-through-style="none" style:text-line-through-type="none" style:font-name="Times new roman" fo:font-size="15pt" fo:font-style="normal" style:text-underline-style="none" fo:font-weight="normal" officeooo:rsid="0015823a" officeooo:paragraph-rsid="0015823a" style:text-blinking="false" fo:background-color="transparent" style:font-size-asian="15pt" style:font-weight-asian="normal" style:font-size-complex="15pt" style:font-weight-complex="normal"/>
    </style:style>
    <style:style style:name="P1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5pt" fo:font-style="normal" style:text-underline-style="none" fo:font-weight="bold" officeooo:rsid="0015823a" officeooo:paragraph-rsid="0015823a" style:text-blinking="false" fo:background-color="transparent" style:font-size-asian="15pt" style:font-weight-asian="bold" style:font-size-complex="15pt" style:font-weight-complex="bold"/>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20pt" fo:font-style="normal" style:text-underline-style="none" fo:font-weight="bold" officeooo:rsid="0015823a" officeooo:paragraph-rsid="0015823a" style:text-blinking="false" fo:background-color="transparent" style:font-size-asian="20pt" style:font-weight-asian="bold" style:font-size-complex="20pt" style:font-weight-complex="bold"/>
    </style:style>
    <style:style style:name="P1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168045" officeooo:paragraph-rsid="00168045" style:text-blinking="false" fo:background-color="transparent" style:font-size-asian="11pt" style:font-weight-asian="normal" style:font-size-complex="11pt" style:font-weight-complex="normal"/>
    </style:style>
    <style:style style:name="P1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168045" officeooo:paragraph-rsid="00168045" style:text-blinking="false" fo:background-color="transparent" style:font-size-asian="11pt" style:font-weight-asian="normal" style:font-size-complex="11pt" style:font-weight-complex="normal"/>
    </style:style>
    <style:style style:name="P1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17d0f6" officeooo:paragraph-rsid="0017d0f6" style:text-blinking="false" fo:background-color="transparent" style:font-size-asian="9.60000038146973pt" style:font-weight-asian="normal" style:font-size-complex="11pt" style:font-weight-complex="normal"/>
    </style:style>
    <style:style style:name="P20" style:family="paragraph" style:parent-style-name="Text_20_body">
      <style:paragraph-properties fo:text-align="justify" style:justify-single-word="false"/>
      <style:text-properties officeooo:rsid="001e6d49" officeooo:paragraph-rsid="001e6d49"/>
    </style:style>
    <style:style style:name="P21" style:family="paragraph" style:parent-style-name="Text_20_body">
      <style:paragraph-properties fo:text-align="justify" style:justify-single-word="false"/>
      <style:text-properties officeooo:rsid="001e6d49" officeooo:paragraph-rsid="001faab7"/>
    </style:style>
    <style:style style:name="P22" style:family="paragraph" style:parent-style-name="Text_20_body">
      <style:paragraph-properties fo:text-align="justify" style:justify-single-word="false"/>
      <style:text-properties officeooo:rsid="001e6d49" officeooo:paragraph-rsid="00275565"/>
    </style:style>
    <style:style style:name="P23" style:family="paragraph" style:parent-style-name="Footnote">
      <style:text-properties officeooo:rsid="00368cb0" officeooo:paragraph-rsid="00368cb0"/>
    </style:style>
    <style:style style:name="P24" style:family="paragraph" style:parent-style-name="Footnote">
      <style:text-properties officeooo:paragraph-rsid="003f3768"/>
    </style:style>
    <style:style style:name="P25" style:family="paragraph" style:parent-style-name="Footnote">
      <style:text-properties officeooo:paragraph-rsid="004379bd"/>
    </style:style>
    <style:style style:name="P26" style:family="paragraph" style:parent-style-name="Footnote">
      <style:text-properties officeooo:rsid="004dc024" officeooo:paragraph-rsid="004dc024"/>
    </style:style>
    <style:style style:name="P27" style:family="paragraph" style:parent-style-name="Heading_20_1">
      <style:paragraph-properties fo:text-align="justify" style:justify-single-word="false" fo:break-before="page"/>
      <style:text-properties style:font-name="Times new roman"/>
    </style:style>
    <style:style style:name="P28" style:family="paragraph" style:parent-style-name="Heading_20_1">
      <style:paragraph-properties fo:text-align="justify" style:justify-single-word="false" fo:break-befor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color="#ff0000" loext:opacity="100%" officeooo:paragraph-rsid="00487075" fo:background-color="#ffff00"/>
    </style:style>
    <style:style style:name="P31" style:family="paragraph" style:parent-style-name="Heading_20_1">
      <style:paragraph-properties fo:break-before="page"/>
      <style:text-properties officeooo:rsid="0034ad6c" officeooo:paragraph-rsid="0034ad6c" fo:background-color="transparent"/>
    </style:style>
    <style:style style:name="P32" style:family="paragraph" style:parent-style-name="Quotations">
      <style:paragraph-properties fo:text-align="center" style:justify-single-word="false"/>
      <style:text-properties officeooo:paragraph-rsid="003611dd"/>
    </style:style>
    <style:style style:name="P33" style:family="paragraph" style:parent-style-name="Quotations">
      <style:paragraph-properties fo:margin-left="0in" fo:margin-right="0.3937in" fo:text-align="center" style:justify-single-word="false" fo:text-indent="0in" style:auto-text-indent="false"/>
      <style:text-properties officeooo:paragraph-rsid="002f6b12"/>
    </style:style>
    <style:style style:name="P3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fo:font-size="11pt" fo:font-style="normal" style:text-underline-style="none" fo:font-weight="normal" officeooo:rsid="00028146" style:text-blinking="false" fo:background-color="transparent"/>
    </style:style>
    <style:style style:name="P35" style:family="paragraph" style:parent-style-name="Text_20_body">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6" style:family="paragraph" style:parent-style-name="Text_20_body">
      <style:text-properties style:use-window-font-color="true" loext:opacity="0%" officeooo:rsid="004a57d7" officeooo:paragraph-rsid="004a57d7" fo:background-color="transparent"/>
    </style:style>
    <style:style style:name="P37" style:family="paragraph" style:parent-style-name="Text_20_body">
      <style:text-properties officeooo:paragraph-rsid="0034ad6c"/>
    </style:style>
    <style:style style:name="P38" style:family="paragraph" style:parent-style-name="Text_20_body">
      <style:paragraph-properties fo:text-align="justify" style:justify-single-word="false"/>
      <style:text-properties officeooo:rsid="0034ad6c" officeooo:paragraph-rsid="0034ad6c"/>
    </style:style>
    <style:style style:name="P39" style:family="paragraph" style:parent-style-name="Text_20_body">
      <style:paragraph-properties fo:text-align="justify" style:justify-single-word="false"/>
      <style:text-properties officeooo:rsid="0034ad6c" officeooo:paragraph-rsid="00426047"/>
    </style:style>
    <style:style style:name="P40" style:family="paragraph" style:parent-style-name="Text_20_body">
      <style:paragraph-properties fo:text-align="justify" style:justify-single-word="false"/>
      <style:text-properties officeooo:rsid="0034ad6c" officeooo:paragraph-rsid="004be475"/>
    </style:style>
    <style:style style:name="P41" style:family="paragraph" style:parent-style-name="Text_20_body">
      <style:paragraph-properties fo:text-align="justify" style:justify-single-word="false"/>
      <style:text-properties officeooo:rsid="0040682b" officeooo:paragraph-rsid="0040682b"/>
    </style:style>
    <style:style style:name="P42" style:family="paragraph" style:parent-style-name="Text_20_body">
      <style:paragraph-properties fo:text-align="justify" style:justify-single-word="false"/>
      <style:text-properties officeooo:paragraph-rsid="0040682b"/>
    </style:style>
    <style:style style:name="P43" style:family="paragraph" style:parent-style-name="Text_20_body">
      <style:paragraph-properties fo:text-align="justify" style:justify-single-word="false"/>
    </style:style>
    <style:style style:name="P44" style:family="paragraph" style:parent-style-name="Text_20_body">
      <style:text-properties officeooo:rsid="00487075" officeooo:paragraph-rsid="00487075"/>
    </style:style>
    <style:style style:name="P45" style:family="paragraph" style:parent-style-name="Text_20_body">
      <style:paragraph-properties fo:text-align="justify" style:justify-single-word="false"/>
      <style:text-properties officeooo:rsid="004dc024" officeooo:paragraph-rsid="004dc024"/>
    </style:style>
    <style:style style:name="P46" style:family="paragraph" style:parent-style-name="Text_20_body">
      <style:paragraph-properties fo:text-align="justify" style:justify-single-word="false"/>
      <style:text-properties officeooo:rsid="004ee2c7" officeooo:paragraph-rsid="004ee2c7"/>
    </style:style>
    <style:style style:name="P47" style:family="paragraph" style:parent-style-name="Text_20_body">
      <style:paragraph-properties fo:margin-top="0in" fo:margin-bottom="0in" style:contextual-spacing="false" fo:line-height="138%" fo:text-align="justify" style:justify-single-word="false" style:writing-mode="lr-tb"/>
      <style:text-properties style:font-name="Times new roman"/>
    </style:style>
    <style:style style:name="P48" style:family="paragraph" style:parent-style-name="Text_20_body">
      <style:paragraph-properties fo:text-align="justify" style:justify-single-word="false"/>
      <style:text-properties officeooo:rsid="001e6d49" officeooo:paragraph-rsid="001e6d49"/>
    </style:style>
    <style:style style:name="P49" style:family="paragraph" style:parent-style-name="Text_20_body">
      <style:paragraph-properties fo:text-align="justify" style:justify-single-word="false"/>
      <style:text-properties officeooo:rsid="001e6d49" officeooo:paragraph-rsid="001faab7"/>
    </style:style>
    <style:style style:name="P50" style:family="paragraph" style:parent-style-name="Text_20_body">
      <style:paragraph-properties fo:text-align="justify" style:justify-single-word="false"/>
      <style:text-properties officeooo:rsid="001e6d49" officeooo:paragraph-rsid="00275565"/>
    </style:style>
    <style:style style:name="T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officeooo:rsid="00028146"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officeooo:rsid="00026f63"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39ebe4" style:text-blinking="false" fo:background-color="transparent" loext:char-shading-value="0"/>
    </style:style>
    <style:style style:name="T5" style:family="text">
      <style:text-properties fo:font-variant="normal" fo:text-transform="none" fo:color="#c9211e" loext:opacity="100%" style:text-line-through-style="none" style:text-line-through-type="none" fo:font-size="11pt" fo:font-style="normal" style:text-underline-style="none" fo:font-weight="normal" style:text-blinking="false" fo:background-color="transparent" loext:char-shading-value="0"/>
    </style:style>
    <style:style style:name="T6" style:family="text">
      <style:text-properties fo:font-variant="normal" fo:text-transform="none" fo:color="#ff0000" loext:opacity="100%" style:text-line-through-style="none" style:text-line-through-type="none" fo:font-size="11pt" fo:font-style="normal" style:text-underline-style="none" fo:font-weight="normal" officeooo:rsid="0039ebe4" style:text-blinking="false" fo:background-color="transparent" loext:char-shading-value="0"/>
    </style:style>
    <style:style style:name="T7" style:family="text">
      <style:text-properties fo:color="#c9211e" loext:opacity="100%" fo:background-color="#ffff00" loext:char-shading-value="0"/>
    </style:style>
    <style:style style:name="T8" style:family="text">
      <style:text-properties officeooo:rsid="0017d0f6"/>
    </style:style>
    <style:style style:name="T9" style:family="text">
      <style:text-properties officeooo:rsid="001c5765"/>
    </style:style>
    <style:style style:name="T10" style:family="text">
      <style:text-properties officeooo:rsid="001cfb26"/>
    </style:style>
    <style:style style:name="T11" style:family="text">
      <style:text-properties fo:color="#ff0000" loext:opacity="100%" officeooo:rsid="002cdd4e"/>
    </style:style>
    <style:style style:name="T12" style:family="text">
      <style:text-properties fo:color="#ff0000" loext:opacity="100%" fo:background-color="transparent" loext:char-shading-value="0"/>
    </style:style>
    <style:style style:name="T13" style:family="text">
      <style:text-properties fo:color="#ff0000" loext:opacity="100%" officeooo:rsid="004d0a87" fo:background-color="transparent" loext:char-shading-value="0"/>
    </style:style>
    <style:style style:name="T14" style:family="text">
      <style:text-properties fo:color="#ff0000" loext:opacity="100%" officeooo:rsid="004dc024" fo:background-color="transparent" loext:char-shading-value="0"/>
    </style:style>
    <style:style style:name="T15" style:family="text">
      <style:text-properties fo:color="#ff0000" loext:opacity="100%" fo:background-color="#ffff00" loext:char-shading-value="0"/>
    </style:style>
    <style:style style:name="T16" style:family="text">
      <style:text-properties officeooo:rsid="001faab7"/>
    </style:style>
    <style:style style:name="T17" style:family="text">
      <style:text-properties officeooo:rsid="00214cc2"/>
    </style:style>
    <style:style style:name="T18" style:family="text">
      <style:text-properties officeooo:rsid="0021fe2f"/>
    </style:style>
    <style:style style:name="T19" style:family="text">
      <style:text-properties officeooo:rsid="0023a9c0"/>
    </style:style>
    <style:style style:name="T20" style:family="text">
      <style:text-properties officeooo:rsid="0024be58"/>
    </style:style>
    <style:style style:name="T21" style:family="text">
      <style:text-properties officeooo:rsid="002645bd"/>
    </style:style>
    <style:style style:name="T22" style:family="text">
      <style:text-properties officeooo:rsid="00273613"/>
    </style:style>
    <style:style style:name="T23" style:family="text">
      <style:text-properties officeooo:rsid="00275565"/>
    </style:style>
    <style:style style:name="T24" style:family="text">
      <style:text-properties officeooo:rsid="002cdd4e"/>
    </style:style>
    <style:style style:name="T25" style:family="text">
      <style:text-properties style:use-window-font-color="true" loext:opacity="0%"/>
    </style:style>
    <style:style style:name="T26" style:family="text">
      <style:text-properties style:use-window-font-color="true" loext:opacity="0%" officeooo:rsid="002cdd4e"/>
    </style:style>
    <style:style style:name="T27" style:family="text">
      <style:text-properties style:use-window-font-color="true" loext:opacity="0%" officeooo:rsid="0034ad6c" fo:background-color="transparent" loext:char-shading-value="0"/>
    </style:style>
    <style:style style:name="T28" style:family="text">
      <style:text-properties style:use-window-font-color="true" loext:opacity="0%" fo:background-color="transparent" loext:char-shading-value="0"/>
    </style:style>
    <style:style style:name="T29" style:family="text">
      <style:text-properties style:use-window-font-color="true" loext:opacity="0%" officeooo:rsid="0039ebe4" fo:background-color="transparent" loext:char-shading-value="0"/>
    </style:style>
    <style:style style:name="T30" style:family="text">
      <style:text-properties style:use-window-font-color="true" loext:opacity="0%" officeooo:rsid="003b2cb1" fo:background-color="transparent" loext:char-shading-value="0"/>
    </style:style>
    <style:style style:name="T31" style:family="text">
      <style:text-properties style:use-window-font-color="true" loext:opacity="0%" officeooo:rsid="003ba6c9" fo:background-color="transparent" loext:char-shading-value="0"/>
    </style:style>
    <style:style style:name="T32" style:family="text">
      <style:text-properties style:use-window-font-color="true" loext:opacity="0%" officeooo:rsid="003c47b0" fo:background-color="transparent" loext:char-shading-value="0"/>
    </style:style>
    <style:style style:name="T33" style:family="text">
      <style:text-properties style:use-window-font-color="true" loext:opacity="0%" officeooo:rsid="003cac80" fo:background-color="transparent" loext:char-shading-value="0"/>
    </style:style>
    <style:style style:name="T34" style:family="text">
      <style:text-properties style:use-window-font-color="true" loext:opacity="0%" officeooo:rsid="003dbc15" fo:background-color="transparent" loext:char-shading-value="0"/>
    </style:style>
    <style:style style:name="T35" style:family="text">
      <style:text-properties style:use-window-font-color="true" loext:opacity="0%" officeooo:rsid="003f3768" fo:background-color="transparent" loext:char-shading-value="0"/>
    </style:style>
    <style:style style:name="T36" style:family="text">
      <style:text-properties style:use-window-font-color="true" loext:opacity="0%" officeooo:rsid="003f5406" fo:background-color="transparent" loext:char-shading-value="0"/>
    </style:style>
    <style:style style:name="T37" style:family="text">
      <style:text-properties style:use-window-font-color="true" loext:opacity="0%" officeooo:rsid="0040682b" fo:background-color="transparent" loext:char-shading-value="0"/>
    </style:style>
    <style:style style:name="T38" style:family="text">
      <style:text-properties style:use-window-font-color="true" loext:opacity="0%" officeooo:rsid="0042470b" fo:background-color="transparent" loext:char-shading-value="0"/>
    </style:style>
    <style:style style:name="T39" style:family="text">
      <style:text-properties style:use-window-font-color="true" loext:opacity="0%" officeooo:rsid="00426047" fo:background-color="transparent" loext:char-shading-value="0"/>
    </style:style>
    <style:style style:name="T40" style:family="text">
      <style:text-properties style:use-window-font-color="true" loext:opacity="0%" officeooo:rsid="004379bd" fo:background-color="transparent" loext:char-shading-value="0"/>
    </style:style>
    <style:style style:name="T41" style:family="text">
      <style:text-properties style:use-window-font-color="true" loext:opacity="0%" officeooo:rsid="004a57d7" fo:background-color="transparent" loext:char-shading-value="0"/>
    </style:style>
    <style:style style:name="T42" style:family="text">
      <style:text-properties style:use-window-font-color="true" loext:opacity="0%" officeooo:rsid="004a7ab7" fo:background-color="transparent" loext:char-shading-value="0"/>
    </style:style>
    <style:style style:name="T43" style:family="text">
      <style:text-properties style:use-window-font-color="true" loext:opacity="0%" officeooo:rsid="004be475" fo:background-color="transparent" loext:char-shading-value="0"/>
    </style:style>
    <style:style style:name="T44" style:family="text">
      <style:text-properties style:use-window-font-color="true" loext:opacity="0%" officeooo:rsid="004d0a87" fo:background-color="transparent" loext:char-shading-value="0"/>
    </style:style>
    <style:style style:name="T45" style:family="text">
      <style:text-properties style:use-window-font-color="true" loext:opacity="0%" officeooo:rsid="004dc024" fo:background-color="transparent" loext:char-shading-value="0"/>
    </style:style>
    <style:style style:name="T46" style:family="text">
      <style:text-properties style:use-window-font-color="true" loext:opacity="0%" officeooo:rsid="005018ee" fo:background-color="transparent" loext:char-shading-value="0"/>
    </style:style>
    <style:style style:name="T47" style:family="text">
      <style:text-properties style:use-window-font-color="true" loext:opacity="0%" officeooo:rsid="0050b570" fo:background-color="transparent" loext:char-shading-value="0"/>
    </style:style>
    <style:style style:name="T48" style:family="text">
      <style:text-properties style:use-window-font-color="true" loext:opacity="0%" officeooo:rsid="0040682b"/>
    </style:style>
    <style:style style:name="T49" style:family="text">
      <style:text-properties style:use-window-font-color="true" loext:opacity="0%" fo:font-style="italic" officeooo:rsid="003f3768" fo:background-color="transparent" loext:char-shading-value="0" style:font-style-asian="italic" style:font-style-complex="italic"/>
    </style:style>
    <style:style style:name="T50" style:family="text">
      <style:text-properties style:use-window-font-color="true" loext:opacity="0%" fo:font-style="italic" officeooo:rsid="004a7ab7" fo:background-color="transparent" loext:char-shading-value="0" style:font-style-asian="italic" style:font-style-complex="italic"/>
    </style:style>
    <style:style style:name="T51" style:family="text">
      <style:text-properties style:use-window-font-color="true" loext:opacity="0%" fo:font-style="italic" fo:background-color="transparent" loext:char-shading-value="0" style:font-style-asian="italic" style:font-style-complex="italic"/>
    </style:style>
    <style:style style:name="T52" style:family="text">
      <style:text-properties style:use-window-font-color="true" loext:opacity="0%" fo:font-style="italic" officeooo:rsid="0050b570" fo:background-color="transparent" loext:char-shading-value="0" style:font-style-asian="italic" style:font-style-complex="italic"/>
    </style:style>
    <style:style style:name="T53" style:family="text">
      <style:text-properties style:use-window-font-color="true" loext:opacity="0%" fo:font-style="normal" fo:background-color="transparent" loext:char-shading-value="0" style:font-style-asian="normal" style:font-style-complex="normal"/>
    </style:style>
    <style:style style:name="T54" style:family="text">
      <style:text-properties style:use-window-font-color="true" loext:opacity="0%" fo:font-style="normal" officeooo:rsid="0050b570" fo:background-color="transparent" loext:char-shading-value="0" style:font-style-asian="normal" style:font-style-complex="normal"/>
    </style:style>
    <style:style style:name="T55" style:family="text">
      <style:text-properties officeooo:rsid="002e72e9"/>
    </style:style>
    <style:style style:name="T56" style:family="text">
      <style:text-properties officeooo:rsid="002f6b12"/>
    </style:style>
    <style:style style:name="T57" style:family="text">
      <style:text-properties fo:font-style="italic"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3f3768" style:font-style-asian="normal" style:font-style-complex="normal"/>
    </style:style>
    <style:style style:name="T60" style:family="text">
      <style:text-properties officeooo:rsid="003611dd"/>
    </style:style>
    <style:style style:name="T61" style:family="text">
      <style:text-properties officeooo:rsid="00368cb0"/>
    </style:style>
    <style:style style:name="T62" style:family="text">
      <style:text-properties officeooo:rsid="003f376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2">Univerzita Jana Evangelisty Purkyně v Ústí nad Labem</text:p>
      <text:p text:style-name="P12">Fakulta umění a designu</text:p>
      <text:p text:style-name="P12">Ateliér Fotografie</text:p>
      <text:p text:style-name="P12"/>
      <text:p text:style-name="P12"/>
      <text:p text:style-name="P12"/>
      <text:p text:style-name="P12"/>
      <text:p text:style-name="P12"/>
      <text:p text:style-name="P16">Automatizace <text:span text:style-name="T8">v</text:span> umění</text:p>
      <text:p text:style-name="P15"/>
      <text:p text:style-name="P13">BAKALÁŘSKÁ PRÁC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9">D</text:span>iplomant: Nikolas Šilar</text:p>
      <text:p text:style-name="P13"><text:span text:style-name="T9">V</text:span>edoucí práce: Lukáš Jasanský</text:p>
      <text:p text:style-name="P13">oponent: </text:p>
      <text:p text:style-name="P13">rok: 2024</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Prohlašuji, že jsem bakalářskou práci „Automatizace v umění“ vypracoval samostatně a za použití uvedených pramenú.</text:p>
      <text:p text:style-name="P18"/>
      <text:p text:style-name="P18">V Ústí nad Labem dne <text:span text:style-name="T7">20. kvČtna</text:span> 2024 <text:tab/><text:tab/><text:tab/>……………………….</text:p>
      <text:p text:style-name="P18"><text:tab/><text:tab/><text:tab/><text:tab/><text:tab/><text:tab/><text:tab/><text:tab/>Nikolas Šilar</text:p>
      <text:p text:style-name="P10">ANOTACE:</text:p>
      <text:p text:style-name="P19"><text:tab/>Práce se zabývá tématem automatizace v umění, jakým způsobem lze uměleckou tvorbu automatizovat, co nám automatizace umožňuje a co výslednemu zdělení přidává.</text:p>
      <text:p text:style-name="P19"/>
      <text:p text:style-name="P11">KLÍČOVÁ SLOVA:</text:p>
      <text:p text:style-name="P19"><text:tab/>automatizace, umění, <text:span text:style-name="T7">doplnit</text:span></text:p>
      <text:p text:style-name="P3"><text:bookmark-start text:name="__RefHeading___Toc588_2967983626"/>Obs<text:span text:style-name="T10">a</text:span>h<text:bookmark-end text:name="__RefHeading___Toc588_29679836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590_2967983626" text:style-name="Index_20_Link" text:visited-style-name="Index_20_Link"><text:s/>1 <text:s/>Úvod<text:tab/>5</text:a></text:p>
          <text:p text:style-name="P4"><text:a xlink:type="simple" xlink:href="#__RefHeading___Toc598_2967983626" text:style-name="Index_20_Link" text:visited-style-name="Index_20_Link"><text:s/>2 <text:s/>Co je automatizace?<text:tab/>6</text:a></text:p>
          <text:p text:style-name="P5"><text:a xlink:type="simple" xlink:href="#__RefHeading___Toc605_2967983626" text:style-name="Index_20_Link" text:visited-style-name="Index_20_Link"><text:s/>2.1 <text:s/>ẗest<text:tab/>6</text:a></text:p>
        </text:index-body>
      </text:table-of-content>
      <text:p text:style-name="P35"/>
      <text:h text:style-name="P27" text:outline-level="1"><text:bookmark-start text:name="__RefHeading___Toc590_2967983626"/>Úvod<text:bookmark-end text:name="__RefHeading___Toc590_2967983626"/></text:h>
      <text:p text:style-name="P8"/>
      <text:p text:style-name="P7"><text:span text:style-name="T1"><text:tab/>Ve své práci se budu zabývat automatizací v umění, a to jak z pohledu </text:span><text:span text:style-name="T2">nástroje</text:span><text:span text:style-name="T1"> tvorby děl </text:span><text:span text:style-name="T5">až po prostředek tvorby významu.</text:span><text:span text:style-name="T1"> </text:span><text:span text:style-name="T2">Nejprve objasním termín automatizace obecně, následně se konkrétněji zaměřím na automatizaci v kontextu umělecké tvorby </text:span><text:span text:style-name="T4">na příkladu konkrétních uměleckých děl, jak mých, tak </text:span><text:span text:style-name="T6">cizích</text:span><text:span text:style-name="T2">. </text:span><text:span text:style-name="T1">Téma </text:span><text:span text:style-name="T2">pak</text:span><text:span text:style-name="T1"> rozdělím do tří kapitol, podle toho, jak se automatizace v tvorbě děl využívá a jaký význam dílu dává. </text:span><text:span text:style-name="T3">Tyto principi znázorním jak na příkladech vybraných autorů, tak na ukázce vlastních děl. </text:span><text:span text:style-name="T1">V první kapitole o automatizaci práce se zaměřím na to, </text:span><text:span text:style-name="T3">jaké jsou možnosti automatizace </text:span><text:span text:style-name="T2">v samotném procesu tvorby</text:span><text:span text:style-name="T3"> </text:span><text:span text:style-name="T2">děl</text:span><text:span text:style-name="T3">. V druhé kapitole prozkoumám způsoby jak se dá automatizovat kreativní proces. Ve třetí kapitole ukáž</text:span><text:span text:style-name="T2">u</text:span><text:span text:style-name="T3">, jak je možné pomocí strojové automatizace <text:s/>přesáhnout možnosti lidsk</text:span><text:span text:style-name="T2">ých možností v tvorbě</text:span><text:span text:style-name="T3">. </text:span><text:span text:style-name="T2">V závěru představím praktickou část mé bakalářské práce.</text:span></text:p>
      <text:p text:style-name="P34"/>
      <text:h text:style-name="P28" text:outline-level="1"><text:bookmark-start text:name="__RefHeading___Toc598_2967983626"/>Co je automatizace?<text:bookmark-end text:name="__RefHeading___Toc598_2967983626"/></text:h>
      <text:p text:style-name="P20"/>
      <text:p text:style-name="P21"><text:tab/>Automatizace je pojem, který si tipicky nespojujeme se světem umění. <text:span text:style-name="T16">V nejobecnější rovině se jedná o technologie, které umožňují vykonat práci s co nejmenší lidskou intervencí. Standardně s</text:span><text:span text:style-name="T17">i automatizaci spojujeme s tovární výrobou a podobnnými průmyslovými procesy. Díky pokrokům v informatice za poslední století je dnes automatizováno mnoho více i v našich běžných životech – </text:span><text:span text:style-name="T18">samořídící auta, algoritmy na sociálních sítích, chytré spotřebiče a mnoho dalších příkladů.</text:span></text:p>
      <text:p text:style-name="P22"><text:tab/><text:span text:style-name="T19">Jsou to přesně pokroky v </text:span><text:span text:style-name="T20">informatice, které se nejvíce projevily v umělecké tvorbě. Od šedesátých a sedmdesátých let dvacátého století se díky zlevnění počítatů široké veřejnosti dostali </text:span><text:span text:style-name="T21">široké veřejnosti, a tedy i umělcům, do rukou. Propojení IT a umění přispělo k tvorbě algoritmů schopných generovat originální obrazy a grafiky. </text:span><text:span text:style-name="T22">Pionýrem této disciplýny je britský umělec Harold Cohen, </text:span><text:span text:style-name="T23">který v sedmdesátých letech vytvořil program AARON, který bych schopný generovat obrazy, ať už abstrakní či zobrazivý.</text:span></text:p>
      <text:p text:style-name="P22"><text:span text:style-name="T23"><text:tab/> </text:span><text:span text:style-name="T24">Digitální automatizace už dlouho ale není výsadní technologií programátorů a technicky nadaných umělců, existuje nespočet aplikací a produktů, které širší laické veřejnosti dovolují bez větších znalostí automatizovat podstatnou část </text:span><text:span text:style-name="T11">umělecké/kreativní</text:span><text:span text:style-name="T24"> tvorby</text:span><text:span text:style-name="T26">.</text:span></text:p>
      <text:p text:style-name="P2"><text:tab/>„<text:span text:style-name="T55">Zde je pár příkladů těchto pomůcek, které jsou denně používány desítky miliony lidmy po celém světě: automatická úprava fotografií (dostupné v Lightoom, Apple Photos, Google photos a nesčetně dalších programů na úpravu fotek); </text:span><text:span text:style-name="T56">automatické selekce lidského obličeje, figury a jiných objektů ve fotkách a videích, aby mohly být upravovány zvlášť od pozadí (dostupné ve Photoshopu, Premieře, etc.)</text:span><text:span text:style-name="T55">; </text:span><text:span text:style-name="T56">automatický výber nejlepších fotek z galerie (Lightroom)</text:span><text:span text:style-name="T55">; </text:span><text:span text:style-name="T56">simolace pohybu kamery a paralaxy za použití jediné fotky (Google Photos)</text:span><text:span text:style-name="T55">; </text:span><text:span text:style-name="T56">automatické aranžování a úprava elementů ke tvorbě nových rozvržení (Adobe Spark).“</text:span><text:span text:style-name="T56"><text:note text:id="ftn4" text:note-class="footnote"><text:note-citation>1</text:note-citation><text:note-body><text:p text:style-name="P6">LEV, Manovich. <text:span text:style-name="T57">Artificial Aesthetics, Chapter 2 – Who is an Artist in software Era?</text:span><text:span text:style-name="T58"> 2022, (překlad autora).</text:span></text:p></text:note-body></text:note></text:span></text:p>
      <text:p text:style-name="P20"/>
      <text:p text:style-name="P20"/>
      <text:p text:style-name="P20"/>
      <text:p text:style-name="Text_20_body">Upřesnit, že myslím automatizaci z pohledu umělce, tedy i to, že autor nechá cizí lidi dělat práci za sebe.</text:p>
      <text:h text:style-name="P28" text:outline-level="1"><text:bookmark-start text:name="__RefHeading___Toc605_2967983626"/>Automatizace práce<text:bookmark-end text:name="__RefHeading___Toc605_2967983626"/></text:h>
      <text:p text:style-name="P8"/>
      <text:p text:style-name="P8"/>
      <text:h text:style-name="P29" text:outline-level="1">Automatizace (kreativního) procesu</text:h>
      <text:p text:style-name="Text_20_body"/>
      <text:p text:style-name="Text_20_body"/>
      <text:h text:style-name="P30" text:outline-level="1">Automatizace k překonání lidských možností</text:h>
      <text:p text:style-name="P44"><text:span text:style-name="T15"/></text:p>
      <text:p text:style-name="P36"><text:tab/>Automatizace nám ve výrobě a podobných industriálních procesech dlouho dovoluje přesahovat limity lidských možností, v umění to není o nic jiné.</text:p>
      <text:h text:style-name="P31" text:outline-level="1"><text:span text:style-name="T25">Obhajoba praktické části – </text:span><text:span text:style-name="T48">A unibomber manifesto</text:span></text:h>
      <text:p text:style-name="P37"><text:span text:style-name="T27"/></text:p>
      <text:p text:style-name="P32">„1. <text:span text:style-name="T60">Průmyslová</text:span> revoluce a její následky jsou pro lidstvo katastrofou. U nás, kte<text:span text:style-name="T60">ř</text:span>í žijeme ve vysp<text:span text:style-name="T60">ě</text:span>lých zemích, došlo sice ke zna<text:span text:style-name="T60">č</text:span>nému prodloužení života, ale zároveň k jisté destabilizaci spole<text:span text:style-name="T60">č</text:span>nosti, se život stal neuspokojujícím, lidé byli vystaveni ponížení, což vedlo k <text:span text:style-name="T61">všeobecnému</text:span> psychickému utrpení (v z<text:span text:style-name="T61">emích</text:span> t<text:span text:style-name="T61">ř</text:span>etího sv<text:span text:style-name="T61">ě</text:span>ta i k utrpení fyzickému), a <text:span text:style-name="T61">přírodě</text:span> za<text:span text:style-name="T61">č</text:span>alo být t<text:span text:style-name="T61">ě</text:span>žce ubližováno. <text:span text:style-name="T61">Pkoračující vývoj tchnologií</text:span> situaci j<text:span text:style-name="T61">eště</text:span> zhorší. Jist<text:span text:style-name="T61">ě</text:span> vystaví lidi ješt<text:span text:style-name="T61">ě</text:span> v<text:span text:style-name="T61">ě</text:span>tšímu ponižování a p<text:span text:style-name="T61">ř</text:span>írod<text:span text:style-name="T61">ě</text:span> bude ješt<text:span text:style-name="T61">ě</text:span> více ubližováno, <text:span text:style-name="T61">pravděpodobně</text:span> povede k v<text:span text:style-name="T61">ě</text:span>tšímu spole<text:span text:style-name="T61">č</text:span>enskému rozkladu a psychickému utrpení a m<text:span text:style-name="T61">ůže</text:span> vést rovn<text:span text:style-name="T61">ě</text:span>ž ke zvýšení fyzického utrpení dokonce i ve vysp<text:span text:style-name="T61">ě</text:span>lých zemích.“<text:note text:id="ftn3" text:note-class="footnote"><text:note-citation>2</text:note-citation><text:note-body><text:p text:style-name="P23"><text:span text:style-name="T62">KACZINSKY</text:span>, Theodor. <text:span text:style-name="T57">Unabomer Manifest. </text:span><text:span text:style-name="T58">Olomouc: Votobia, 1997. ISBN80-7198-177-X</text:span></text:p></text:note-body></text:note></text:p>
      <text:p text:style-name="P38"><text:span text:style-name="T28"><text:tab/>Byť jsem v předchozí části práce ukázal spíše pozitivní stránky automatizace, nejde univerzálně říct, že by přinesla čistě pozitivní výsledky světu. V praktické části jsem se </text:span><text:span text:style-name="T12">inspiroval</text:span><text:span text:style-name="T28"> Theodorem Kaczinskim, lépé známí pod svím pseudonimem Unabomber, </text:span><text:span text:style-name="T29">který v industrializaci (jejímž důsledkem je samozřejmě i automatizace) viděl</text:span><text:span text:style-name="T30"> příčinu všeho negativního v naší současné společnosti. </text:span><text:span text:style-name="T35">P</text:span><text:span text:style-name="T31">o necelých dvacet let </text:span><text:span text:style-name="T35">vedl svou teroristickou kampaň</text:span><text:span text:style-name="T31"> proti všem, který pro něho stělesňovali technický pokrok a industriální společnost. </text:span><text:span text:style-name="T35">Dohromady </text:span><text:span text:style-name="T41">byli důsledkem jeho aktivit zabiti tři</text:span><text:span text:style-name="T35"> lidi a dalších </text:span><text:span text:style-name="T41">byli</text:span><text:span text:style-name="T35"> 23 zranil.</text:span></text:p>
      <text:p text:style-name="P38"><text:span text:style-name="T30"><text:tab/></text:span><text:span text:style-name="T31">Kaczinsky se narodil v roce 1942 v Chicagu do rodiny polského původu. Od dětství jevil známky nadstandardní inteligence a </text:span><text:span text:style-name="T32">už</text:span><text:span text:style-name="T31"> v </text:span><text:span text:style-name="T32">pouhých</text:span><text:span text:style-name="T31"> šestnácti letech nastoupil na Harvardskou universitu. </text:span><text:span text:style-name="T33">Své magisterské a doktorské studium dodělal na Michiaganské universitě v oboru Matematika a od dvacetipěti let se stal asistentem profes</text:span><text:span text:style-name="T42">o</text:span><text:span text:style-name="T33">ra v Berkley. Jeho akademická kariéra </text:span><text:span text:style-name="T34">ale</text:span><text:span text:style-name="T33"> netrvala dlouho, v roce 1971 se odstěhoval do primitivní chatrče na sv</text:span><text:span text:style-name="T42">é</text:span><text:span text:style-name="T33">m pozemku hluboko v lesích Montany, kde žil do jeho zatčení roku </text:span><text:span text:style-name="T34">1996.</text:span><text:span text:style-name="T34"><text:note text:id="ftn2" text:note-class="footnote"><text:note-citation>3</text:note-citation><text:note-body><text:p text:style-name="P24"><text:span text:style-name="T62">TRAUB, Alex. </text:span><text:bookmark text:name="link-5b286578"/><text:span text:style-name="T57">Ted Kaczynski, ‘Unabomber’ Who Attacked Modern Life, Dies at 81. </text:span><text:span text:style-name="T59">In: nytimes.com. 10.6.2023. Dostupné z: https://www.nytimes.com/2023/06/10/us/ted-kaczynski-dead.html</text:span></text:p></text:note-body></text:note></text:span></text:p>
      <text:p text:style-name="P39"><text:span text:style-name="T34"><text:tab/></text:span><text:span text:style-name="T35">Své teroristické působení začal roku 1978, </text:span><text:span text:style-name="T37">podle jeho výpovědi se začal mstít za postavení silnice v jeho oblíbené části lesa </text:span><text:span text:style-name="T42">ve kterém</text:span><text:span text:style-name="T37"> žil. P</text:span><text:span text:style-name="T35">řevážně útočil na akademiky a letecké společnosti, </text:span><text:span text:style-name="T37">o</text:span><text:span text:style-name="T35">dsud také dostal své pojmenování UNABOM – </text:span><text:span text:style-name="T49">„University and </text:span><text:span text:style-name="T50">Ai</text:span><text:span text:style-name="T49">rline bombing“</text:span><text:span text:style-name="T35">, vycházející z jeho označení FBI. </text:span><text:span text:style-name="T36">Mezi jeho prvnímy terči byly akademici ze Severozápadní University, president letecké společnosti United Airlines a pasažé</text:span><text:span text:style-name="T42">ři</text:span><text:span text:style-name="T36"> letu z Chicaga do Washingtonu. </text:span><text:span text:style-name="T37">Kaczinsky se po necelých dvacet let jevil jako nezastižitelný, bomby vyráběl z běžně sehnatelných materiálů, </text:span><text:span text:style-name="T39">své objeti si vybíral zjevně náhodně,</text:span><text:span text:style-name="T37"> nezanechával po sobě prakticky žádné stopy a dokonce </text:span><text:span text:style-name="T38">fab</text:span><text:span text:style-name="T39">rikoval falešné indície ke své totožnosti, aby zmátl vyšetřovatele. Pro něho osudný průlom se stal po vydání jeho manifastu v roce 1995 v denníku The Washington Post. Ten si přečetl jeho bratr, který v něm viděl podobnost mezi dopisi, které od Theodora dostal. Rok po té byl </text:span><text:span text:style-name="T40">zatčen a odveden</text:span><text:span text:style-name="T39"> do vazby, kde </text:span><text:span text:style-name="T40">se ke svým činnům přiznal a kde byl následně odsouzen na doživotí za mřížemi.</text:span><text:span text:style-name="T40"><text:note text:id="ftn1" text:note-class="footnote"><text:note-citation>4</text:note-citation><text:note-body><text:p text:style-name="P25"><text:span text:style-name="T62">TRAUB, Alex. </text:span><text:bookmark text:name="link-5b2865781"/><text:span text:style-name="T57">Ted Kaczynski, ‘Unabomber’ Who Attacked Modern Life, Dies at 81. </text:span><text:span text:style-name="T59">In: nytimes.com. 10.6.2023. Dostupné z: https://www.nytimes.com/2023/06/10/us/ted-kaczynski-dead.html</text:span></text:p></text:note-body></text:note></text:span></text:p>
      <text:p text:style-name="P40"><text:span text:style-name="T40"><text:tab/></text:span><text:span text:style-name="T43">Po zadržení <text:s/>Kaczinského se na jeho manifest nebral moc velký ohled. Většina společnosti ho vnímala jako tusctového masového vraha bez výraznějšího cíle či za blázna (jeho advokáti se </text:span><text:soft-page-break/><text:span text:style-name="T43">pokusili ho zprostit viny </text:span><text:span text:style-name="T44">pod záminkou </text:span><text:span text:style-name="T13">mentální nesvéprávnosti</text:span><text:span text:style-name="T44">, to on ale vehementně odmítal)</text:span><text:span text:style-name="T43">. </text:span><text:span text:style-name="T44">Pohled na jeho čini a osobu se ale po dvě dekády od jeho zadržení postupně proměňovali, a to jak kvůli psychiatrickým posudkům jeho duševního zdraví, tak nástupem nové generace, která neměla přímou skušenost s </text:span><text:span text:style-name="T13">jeho činy</text:span><text:span text:style-name="T44">. Témata o kterých psal a hrozby před kterýma varoval se průměrnému čtenáři z konce devadesátých let jevit jako </text:span><text:span text:style-name="T45">těžko uchopitelná – globální oteplování bylo sotva diskutované téma, propojenost s technologiemi se se současností nedá srovnávat a </text:span><text:span text:style-name="T14">ještě něco doplnit</text:span><text:span text:style-name="T45">. Dnes je joho text výrazně palčivěší.</text:span><text:span text:style-name="T45"><text:note text:id="ftn0" text:note-class="footnote"><text:note-citation>5</text:note-citation><text:note-body><text:p text:style-name="P26">RICHARDSON, John. <text:s/><text:span text:style-name="T51">The Unlikely New Generation ofUnabomber Acolites</text:span><text:span text:style-name="T53">. In: nymag.com. 11.12.2018. Dosupné z: https://nymag.com/intelligencer/2018/12/the-unabomber-ted-kaczynski-new-generation-of-acolytes.html</text:span></text:p></text:note-body></text:note></text:span></text:p>
      <text:p text:style-name="P40"><text:span text:style-name="T45"><text:tab/></text:span><text:span text:style-name="T47">Kaczinskýho myšlenky se dají jednoduše začlenit do extremistických hnotí na obouch stranách politického spektra. Těžce kritizoval jak levici, tak pravici a sám byl v těhle otázkách relativně nestranný. K hlavním jeho stoupencům patří primárně internetové hnutí </text:span><text:span text:style-name="T52">anti-civ</text:span><text:span text:style-name="T54">, které převážně jen ideově bojuje proti civilizačním pokrokům, ale i jiní ekoextremistický a neo-luditské organizace. </text:span></text:p>
      <text:p text:style-name="P40"/>
      <text:p text:style-name="P45"><text:span text:style-name="T36">N</text:span><text:span text:style-name="T28">ěkdy zdůraznit i ekologické témata, o kterých psal.</text:span></text:p>
      <text:p text:style-name="P46"><text:span text:style-name="T28">Kaczinky chtěl spálit vše, nehledě na lidské utrpení, věřil, že desetiletí až staletí po tése lidstvo postaví na nohy a bude vrátí se k soužití s přírodou.</text:span></text:p>
      <text:p text:style-name="P46"><text:span text:style-name="T28">Někdy zmínit breyvika, že ho také zmiňuje</text:span></text:p>
      <text:p text:style-name="P41"><text:span text:style-name="T36">N</text:span><text:span text:style-name="T28">apsat o tom jak se teď proměňuje pohled na něho, už není hrozba ale lidi s ním sympatizují, obecná nespokojenost ve společnosti, asi je i vidět v množství school shootings, určitá nesnáze, tucker carlesona taky možná říct.</text:span></text:p>
      <text:p text:style-name="P41"><text:span text:style-name="T28">Je vidět rozpor mezi činy a slovy? Prostě můžem v něčem sympatizovat, ale když to zasadíme do reality jak to dělám v praktické části, je vidět že to není úplně dobrý.</text:span></text:p>
      <text:p text:style-name="P42"><text:a xlink:type="simple" xlink:href="https://www.foxnews.com/opinion/was-the-unabomber-correct" text:style-name="Internet_20_link" text:visited-style-name="Visited_20_Internet_20_Link">https://www.foxnews.com/opinion/was-the-unabomber-correct</text:a><text:span text:style-name="T37"> </text:span><text:span text:style-name="T46">- Well, I would rather be correct, than politically correct. And it is time for people to read “Industrial Society and its Future,” by convicted serial killer Ted Kaczynski.  His work, despite his deeds, deserves a place alongside “Brave New World,” by Aldous Huxley, and “1984,” by George Orwe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s" fo:country="C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cs" fo:country="C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c576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8:52:26.193893073</meta:creation-date>
    <dc:date>2024-02-11T18:12:40.389496238</dc:date>
    <meta:editing-duration>PT1H33M19S</meta:editing-duration>
    <meta:editing-cycles>7</meta:editing-cycles>
    <meta:generator>LibreOffice/7.3.7.2$Linux_X86_64 LibreOffice_project/30$Build-2</meta:generator>
    <meta:document-statistic meta:table-count="0" meta:image-count="0" meta:object-count="0" meta:page-count="11" meta:paragraph-count="52" meta:word-count="1383" meta:character-count="9607" meta:non-whitespace-character-count="8228"/>
  </office:meta>
</office:document-meta>
</file>